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subtitle">
      <style:graphic-properties draw:fill-color="#ffffff" draw:textarea-horizontal-align="right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title">
      <style:graphic-properties fo:min-height="0.101cm" loext:decorative="false"/>
      <style:paragraph-properties style:writing-mode="lr-tb"/>
    </style:style>
    <style:style style:name="pr4" style:family="presentation" style:parent-style-name="Midnightblue-outline1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 xml:id="id1" draw:id="id1">
        <office:forms form:automatic-focus="false" form:apply-design-mode="false"/>
        <draw:frame presentation:style-name="pr1" draw:text-style-name="P2" draw:layer="layout" svg:width="26cm" svg:height="9.261cm" svg:x="1cm" svg:y="7.875cm" presentation:class="subtitle" presentation:user-transformed="true">
          <draw:text-box>
            <text:p text:style-name="P1"><text:span text:style-name="T1"/></text:p>
            <text:p text:style-name="P1"><text:span text:style-name="T2">Own Your OSINT</text:span></text:p>
            <text:p text:style-name="P1"><text:span text:style-name="T3">How to Minimize Your Digital Footprint</text:span></text:p>
            <text:p text:style-name="P1"><text:span text:style-name="T1"/></text:p>
            <text:p text:style-name="P1"><text:span text:style-name="T4">by RealAsira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5">Open-source intelligence (or OSINT) is exactly what is sounds like ... intelligence or </text:span><text:span text:style-name="T5">information that is open-source or publicly available. OSINT techniques and tools are </text:span><text:span text:style-name="T5">therefore used to create a profile of who someone is.</text:span></text:p>
                <text:p text:style-name="P4"><text:span text:style-name="T5">OSINT Profiles may include data as simple as social media accounts/posts or damning as </text:span><text:span text:style-name="T5">a personal addresses, familial ties, birthdate, phone numbers, etc...</text:span></text:p>
                <text:p text:style-name="P4"><text:span text:style-name="T5">Last month, redacted brilliantly demonstrated some of the OSINT tools that are available </text:span><text:span text:style-name="T5">to help profile someone. During that demonstration he voluntarily doxxed information </text:span><text:span text:style-name="T5">about himself and another participant. I then volunteered to have him produce a profile </text:span><text:span text:style-name="T5">on me. Turns out, I'm pretty well hidden so I was invited to teach a follow-up on how to </text:span><text:span text:style-name="T5">practice privacy and security. So welcome to the workshop, "Own Your Open Source </text:span><text:span text:style-name="T5">Intelligence: How To Minimize Your Digital Footprint". 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gend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5"/></text:p>
              </text:list-header>
              <text:list-item>
                <text:p text:style-name="P4"><text:span text:style-name="T5">A brief review of OSINT tools/techniques</text:span></text:p>
              </text:list-item>
              <text:list-item>
                <text:p text:style-name="P4"><text:span text:style-name="T5">Practical steps you can start taking today to enhance your privacy</text:span></text:p>
              </text:list-item>
              <text:list-item>
                <text:p text:style-name="P4"><text:span text:style-name="T5">Techniques you can use to reduce your digital footprint</text:span></text:p>
              </text:list-item>
              <text:list-item>
                <text:p text:style-name="P4"><text:span text:style-name="T5">How to protect against OSINT-based targeting (and therefore minimize your doxxability)</text:span></text:p>
              </text:list-item>
              <text:list-item>
                <text:p text:style-name="P4"><text:span text:style-name="T5">How to audit your own information that you've unwittingly open-sourced</text:span></text:p>
              </text:list-item>
              <text:list-item>
                <text:p text:style-name="P4"><text:span text:style-name="T5">Best practices for security regarding you and your data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Disclaimer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5">It’s important to note that OSINT should always be conducted ethically and legally. The </text:span><text:span text:style-name="T5">techniques demonstrated will focus on using publicly available information without </text:span><text:span text:style-name="T5">infringing on privacy or breaking any laws.</text:span></text:p>
                <text:p text:style-name="P4"><text:span text:style-name="T5">OSINT can be incredibly invasive if misused. Always ensure that your activities comply </text:span><text:span text:style-name="T5">with legal standards and respect individual privacy. Targeting people without their </text:span><text:span text:style-name="T5">consent is unethical and often can be illegal.</text:span></text:p>
                <text:p text:style-name="P4"><text:span text:style-name="T5">Participating in this event does not imply endorsement of any unethical or illegal </text:span><text:span text:style-name="T5">activities. The goal is to educate and inform about the capabilities and applications of </text:span><text:span text:style-name="T5">OSINT, and how to protect yourself against bad actors, in a responsible manner.</text:span></text:p>
                <text:p text:style-name="P4"><text:span text:style-name="T5">Furthermore, I offer no legal advice here. To the best of my knowledge and </text:span><text:span text:style-name="T5">understanding, I'm only offering information that is entirely legal but it is up to you to </text:span><text:span text:style-name="T5">validate that. 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OSINT Exposes</text:p>
          </draw:text-box>
        </draw:frame>
        <draw:frame presentation:style-name="pr7" draw:layer="layout" svg:width="12.97cm" svg:height="10.5cm" svg:x="1cm" svg:y="4.125cm" presentation:class="outline" presentation:user-transformed="true">
          <draw:text-box>
            <text:list text:style-name="L2">
              <text:list-item>
                <text:p>Full Name</text:p>
              </text:list-item>
              <text:list-item>
                <text:p>Birthdate</text:p>
              </text:list-item>
              <text:list-item>
                <text:p>Location</text:p>
              </text:list-item>
              <text:list-item>
                <text:p>Employment</text:p>
              </text:list-item>
              <text:list-item>
                <text:p>Family, Friends</text:p>
              </text:list-item>
              <text:list-item>
                <text:p>Public Records (Legal)</text:p>
              </text:list-item>
              <text:list-item>
                <text:p>Social Media</text:p>
              </text:list-item>
            </text:list>
          </draw:text-box>
        </draw:frame>
        <draw:frame presentation:style-name="pr7" draw:layer="layout" svg:width="12.97cm" svg:height="10.5cm" svg:x="13.97cm" svg:y="4.125cm" presentation:class="outline" presentation:user-transformed="true">
          <draw:text-box>
            <text:list text:style-name="L2">
              <text:list-item>
                <text:p>Financial (Sometimes)</text:p>
              </text:list-item>
              <text:list-item>
                <text:p>Metadata</text:p>
              </text:list-item>
              <text:list-item>
                <text:p>Domain Information</text:p>
              </text:list-item>
              <text:list-item>
                <text:p>Email</text:p>
              </text:list-item>
              <text:list-item>
                <text:p>Phone Numbers</text:p>
              </text:list-item>
              <text:list-item>
                <text:p>and</text:p>
              </text:list-item>
              <text:list-item>
                <text:p>mor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Get Hooked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Story of my “bug friend” … he asked me to doxx him using just a little information to start. I had his gamertag, DNS Provider, and some nearby stores he shops at.</text:p>
                <text:p>I found: his name, birthdate, several addresses, employment history, friends &amp; family (didn’t dig into), marriage record, domain information, phone numbers, email addresses, private websites and Github accounts.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is Privacy? Security?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vacy – The right and ability to control information about yourself.</text:p>
              </text:list-item>
              <text:list-item>
                <text:p>Security – The protection of systems, information, and assets.</text:p>
              </text:list-item>
              <text:list-item>
                <text:p>That is, mechanisms of security are used to ensure privacy. Privacy and security go hand in hand.</text:p>
              </text:list-item>
            </text:list>
            <text:p/>
            <text:p/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print, Jog</text:p>
          </draw:text-box>
        </draw:frame>
        <draw:frame presentation:style-name="pr7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5"/></text:p>
                <text:p text:style-name="P5"><text:span text:style-name="T5">Privacy and security are a marathon, not a sprint. About a decade ago I became curious </text:span><text:span text:style-name="T5">to see what information I could discover about myself online. At the time I was a minor </text:span><text:span text:style-name="T5">but still found my full name, my birthdate, home address, and links connecting </text:span><text:span text:style-name="T5">“anonymous” profiles back to me.</text:span></text:p>
                <text:p text:style-name="P5"><text:span text:style-name="T5">I promise it won’t take you a decade to get to a point of achieving security and privacy </text:span><text:span text:style-name="T5">that aligns with your threat model, so long as you keep at it.</text:span></text:p>
                <text:p text:style-name="P5"><text:span text:style-name="T5">Remember, you don’t need to do everything I’m about to teach or that are in the </text:span><text:span text:style-name="T5">resources; your threat model is going to be different than mine. You may tolerate more </text:span><text:span text:style-name="T5">or fewer privacy “holes” than I do.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9" draw:id="id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reat Model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protecting? (Data, yourself)</text:p>
              </text:list-item>
              <text:list-item>
                <text:p>From whom?</text:p>
              </text:list-item>
              <text:list-item>
                <text:p>Risk likelihood?</text:p>
              </text:list-item>
              <text:list-item>
                <text:p>What are the consequences of failing?</text:p>
              </text:list-item>
              <text:list-item>
                <text:p>How much trouble are you willing to go through?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10" draw:id="id1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nitial Privacy Audi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the “Privacy Audit worksheet.”</text:p>
              </text:list-item>
              <text:list-item>
                <text:p>Use OSINT tools to dig up as much public info as you can</text:p>
              </text:list-item>
              <text:list-item>
                <text:p>Record on the Privacy Audit worksheet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1" draw:id="id1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Securit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Password Manager</text:p>
              </text:list-item>
              <text:list-item>
                <text:p>2FA &amp; Hardware Keys</text:p>
              </text:list-item>
              <text:list-item>
                <text:p>VPN &amp; Internet Safety</text:p>
              </text:list-item>
              <text:list-item>
                <text:p>Biometrics?</text:p>
              </text:list-item>
              <text:list-item>
                <text:p>Carrying “Risky” Data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2" draw:id="id1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lete your social media … or make it entirely anonymous if you must have it</text:p>
              </text:list-item>
              <text:list-item>
                <text:p>Privacy-oriented web-browser</text:p>
              </text:list-item>
              <text:list-item>
                <text:p>Privacy-oriented search engine</text:p>
              </text:list-item>
              <text:list-item>
                <text:p>When you give data, it’s “public” forever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13" draw:id="id1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udit Your Digital Servic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termine EVERY digital service you’ve EVER used. Record the username, password, and email into your password manager.</text:p>
              </text:list-item>
              <text:list-item>
                <text:p>Don’t change them yet.</text:p>
              </text:list-item>
              <text:list-item>
                <text:p>Decide what each services offers you. Is it worth keeping? Can you find an alternative for privacy? De-FAANG.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xml:id="id14" draw:id="id1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Finding Alternativ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><text:span text:style-name="T6">Using Cloud Storage as an example</text:span></text:p>
              </text:list-header>
              <text:list-item>
                <text:p>Virtually every online service has alternatives. Consider:</text:p>
              </text:list-item>
              <text:list-item>
                <text:p text:style-name="P7">Use an offline option</text:p>
              </text:list-item>
              <text:list-item>
                <text:p>Consider self-hosting (NextCloud/FileBrowser)</text:p>
              </text:list-item>
              <text:list-item>
                <text:p>Privacy-oriented (Proton)</text:p>
              </text:list-item>
              <text:list-item>
                <text:p>Not linked to anything else, anonymous information (Anonymous Google)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xml:id="id15" draw:id="id1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Deleting Your Dat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lete whatever information you can</text:p>
              </text:list-item>
              <text:list-item>
                <text:p>Replace remaining information with false info</text:p>
              </text:list-item>
              <text:list-item>
                <text:p>Request account deletion (delete button, from privacy page, send an email)</text:p>
              </text:list-item>
              <text:list-item>
                <text:p>Delete legally protected info after retention frame ends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xml:id="id16" draw:id="id1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etter Password Management, 2F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Change all your usernames to be entirely unique and anonymous … in way tied to you.</text:p>
              </text:list-item>
              <text:list-item>
                <text:p>Change all your passwords to be entirely unique. Use a random password generator with mixed-case, numbers, and symbols.</text:p>
              </text:list-item>
              <text:list-item>
                <text:p>Use 2FA absolutely everywhere … NO passkeys (biometrics)</text:p>
              </text:list-item>
              <text:list-item>
                <text:p>Consider a second 2FA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xml:id="id17" draw:id="id1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etter Password Management, 2F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Change all your usernames to be entirely unique and anonymous … in way tied to you.</text:p>
              </text:list-item>
              <text:list-item>
                <text:p>Change all your passwords to be entirely unique. Use a random password generator with mixed-case, numbers, and symbols.</text:p>
              </text:list-item>
              <text:list-item>
                <text:p>Use 2FA absolutely everywhere … NO passkeys (biometrics)</text:p>
              </text:list-item>
              <text:list-item>
                <text:p>Consider a second 2FA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xml:id="id18" draw:id="id1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bfuscate Your Dat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For whatever online services you have opted into, obfuscate your data.</text:p>
              </text:list-item>
              <text:list-item>
                <text:p>If they don’t need real data legally … don’t give it to them. Give them something made up.</text:p>
              </text:list-item>
              <text:list-item>
                <text:p>Word of warning: This can make online shopping MUCH more difficult, so carefully balance privacy with ability to shop online if needed. Consider shopping offline only.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xml:id="id19" draw:id="id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Email</text:p>
          </draw:text-box>
        </draw:frame>
        <draw:frame presentation:style-name="pr7" draw:layer="layout" svg:width="26cm" svg:height="10.5cm" svg:x="1cm" svg:y="4.125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xml:id="id20" draw:id="id2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mains for Email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xml:id="id21" draw:id="id2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Cloudflare Domains, SSL, HTTP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xml:id="id22" draw:id="id2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Email Alias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xml:id="id23" draw:id="id2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termine Which Services for Which Email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xml:id="id24" draw:id="id2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mail Privacy to the EXTREM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xml:id="id25" draw:id="id2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mail “Tracker” Tag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5.begin">
            <anim:transitionFilter smil:dur="2s" smil:type="fade" smil:subtype="fadeOverColor" smil:fadeColor="#000000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xml:id="id26" draw:id="id2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Phone Number (VOIPs)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xml:id="id27" draw:id="id2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Phone Alias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xml:id="id28" draw:id="id2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rchase Privac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xml:id="id29" draw:id="id2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il Forwarding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xml:id="id30" draw:id="id3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O vs CMRA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xml:id="id31" draw:id="id3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blic Alia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xml:id="id32" draw:id="id3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lias Disclaimer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xml:id="id33" draw:id="id3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en Legal ID is Required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xml:id="id34" draw:id="id3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state Planning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xml:id="id35" draw:id="id3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vice Privacy and Securit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xml:id="id36" draw:id="id3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witch to Linux!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xml:id="id37" draw:id="id3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witch to Linux!?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xml:id="id38" draw:id="id3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c Users are Screwed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xml:id="id39" draw:id="id3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obile Forensics Recap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xml:id="id40" draw:id="id40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GrapheneOS for Mobil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xml:id="id41" draw:id="id4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OS Users are SCREWED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xml:id="id42" draw:id="id4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o Smart Phone or Dumb Phone?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xml:id="id43" draw:id="id4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cy Audit Round 2 &amp; 3 &amp; 4 &amp; etc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xml:id="id44" draw:id="id4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How to Maintain Your Privac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xml:id="id45" draw:id="id4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ap on OSINT Techniqu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 xml:id="id46" draw:id="id4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dditional OSINT and Privacy Resourc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 xml:id="id47" draw:id="id4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ther Thought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 xml:id="id48" draw:id="id4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ank you for attending my Ted Talk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Yes really, thank you. I would be very sad if I came and presented to an empty room.</text:p>
              </text:list-item>
            </text:list>
          </draw:text-box>
        </draw:frame>
        <anim:par presentation:node-type="timing-root">
          <anim:par smil:begin="id4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0T17:45:54.452115000</meta:creation-date>
    <dc:description>This work is licensed under a Creative Commons 0 License.
It makes use of the works of Jun NOGATA.</dc:description>
    <meta:generator>LibreOffice/25.2.5.2$Windows_X86_64 LibreOffice_project/03d19516eb2e1dd5d4ccd751a0d6f35f35e08022</meta:generator>
    <dc:title>Midnightblue</dc:title>
    <meta:editing-duration>P2DT3H19M58S</meta:editing-duration>
    <meta:editing-cycles>21</meta:editing-cycles>
    <dc:date>2025-10-22T21:28:36.613694300</dc:date>
    <meta:document-statistic meta:object-count="242"/>
  </office:meta>
</office:document-meta>
</file>